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TestSubBean.getColo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SubBean.my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SubBea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SubBean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SubBean.setColour( String colo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SubBean.getExpensiveToCalcu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SubBean.from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